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9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46.78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T-Histogram-Bench-jmh-resul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am: implName</text:p>
          </table:table-cell>
          <table:table-cell table:style-name="Default" office:value-type="string" calcext:value-type="string">
            <text:p>Score RT</text:p>
          </table:table-cell>
          <table:table-cell table:style-name="Default" office:value-type="string" calcext:value-type="string">
            <text:p>Score Error (99,9%) RT</text:p>
          </table:table-cell>
          <table:table-cell table:style-name="Default" office:value-type="string" calcext:value-type="string">
            <text:p>Score Laptop</text:p>
          </table:table-cell>
          <table:table-cell table:style-name="Default" office:value-type="string" calcext:value-type="string">
            <text:p>Score Error (99,9%) Lap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2.927563" calcext:value-type="float">
            <text:p>12,93</text:p>
          </table:table-cell>
          <table:table-cell office:value-type="float" office:value="1.942487" calcext:value-type="float">
            <text:p>1,94</text:p>
          </table:table-cell>
          <table:table-cell office:value-type="float" office:value="22.762737" calcext:value-type="float">
            <text:p>22,76</text:p>
          </table:table-cell>
          <table:table-cell office:value-type="float" office:value="0.385359" calcext:value-type="float">
            <text:p>0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ed</text:p>
          </table:table-cell>
          <table:table-cell office:value-type="float" office:value="30.05422" calcext:value-type="float">
            <text:p>30,05</text:p>
          </table:table-cell>
          <table:table-cell office:value-type="float" office:value="2.70374" calcext:value-type="float">
            <text:p>2,70</text:p>
          </table:table-cell>
          <table:table-cell office:value-type="float" office:value="42.356368" calcext:value-type="float">
            <text:p>42,36</text:p>
          </table:table-cell>
          <table:table-cell office:value-type="float" office:value="1.338866" calcext:value-type="float">
            <text:p>1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mposition</text:p>
          </table:table-cell>
          <table:table-cell office:value-type="float" office:value="0.146896" calcext:value-type="float">
            <text:p>0,15</text:p>
          </table:table-cell>
          <table:table-cell office:value-type="float" office:value="0.031054" calcext:value-type="float">
            <text:p>0,03</text:p>
          </table:table-cell>
          <table:table-cell office:value-type="float" office:value="1.302011" calcext:value-type="float">
            <text:p>1,30</text:p>
          </table:table-cell>
          <table:table-cell office:value-type="float" office:value="0.265208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icDecomposition</text:p>
          </table:table-cell>
          <table:table-cell office:value-type="float" office:value="0.931643" calcext:value-type="float">
            <text:p>0,93</text:p>
          </table:table-cell>
          <table:table-cell office:value-type="float" office:value="0.407536" calcext:value-type="float">
            <text:p>0,41</text:p>
          </table:table-cell>
          <table:table-cell office:value-type="float" office:value="3.428487" calcext:value-type="float">
            <text:p>3,43</text:p>
          </table:table-cell>
          <table:table-cell office:value-type="float" office:value="0.319459" calcext:value-type="float">
            <text:p>0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jPerColor</text:p>
          </table:table-cell>
          <table:table-cell office:value-type="float" office:value="35.593317" calcext:value-type="float">
            <text:p>35,59</text:p>
          </table:table-cell>
          <table:table-cell office:value-type="float" office:value="6.172706" calcext:value-type="float">
            <text:p>6,17</text:p>
          </table:table-cell>
          <table:table-cell office:value-type="float" office:value="43.416648" calcext:value-type="float">
            <text:p>43,42</text:p>
          </table:table-cell>
          <table:table-cell office:value-type="float" office:value="1.86285" calcext:value-type="float">
            <text:p>1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ing</text:p>
          </table:table-cell>
          <table:table-cell office:value-type="float" office:value="62.241747" calcext:value-type="float">
            <text:p>62,24</text:p>
          </table:table-cell>
          <table:table-cell office:value-type="float" office:value="1.710121" calcext:value-type="float">
            <text:p>1,71</text:p>
          </table:table-cell>
          <table:table-cell office:value-type="float" office:value="47.277689" calcext:value-type="float">
            <text:p>47,28</text:p>
          </table:table-cell>
          <table:table-cell office:value-type="float" office:value="2.155412" calcext:value-type="float">
            <text:p>2,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6:18:40.701000000</dc:date>
    <meta:editing-duration>PT24M19S</meta:editing-duration>
    <meta:editing-cycles>2</meta:editing-cycles>
    <meta:generator>LibreOffice/5.0.5.2$Windows_x86 LibreOffice_project/55b006a02d247b5f7215fc6ea0fde844b30035b3</meta:generator>
    <meta:document-statistic meta:table-count="1" meta:cell-count="35" meta:object-count="0"/>
  </office:meta>
</office:document-meta>
</file>